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b5641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5326b"/>
    </style:style>
    <style:style style:name="P4" style:family="paragraph" style:parent-style-name="Standard">
      <style:text-properties officeooo:rsid="0015326b" officeooo:paragraph-rsid="0015326b"/>
    </style:style>
    <style:style style:name="P5" style:family="paragraph" style:parent-style-name="Standard">
      <style:text-properties officeooo:rsid="0017a099" officeooo:paragraph-rsid="001b5641"/>
    </style:style>
    <style:style style:name="P6" style:family="paragraph" style:parent-style-name="Standard">
      <style:text-properties fo:font-weight="normal" officeooo:rsid="001d857d" officeooo:paragraph-rsid="001d857d" style:font-weight-asian="normal" style:font-weight-complex="normal"/>
    </style:style>
    <style:style style:name="P7" style:family="paragraph" style:parent-style-name="Standard">
      <style:text-properties officeooo:rsid="001c20d8" officeooo:paragraph-rsid="001c20d8"/>
    </style:style>
    <style:style style:name="P8" style:family="paragraph" style:parent-style-name="Standard">
      <style:text-properties fo:font-weight="normal" officeooo:rsid="001c20d8" officeooo:paragraph-rsid="001c20d8" style:font-weight-asian="normal" style:font-weight-complex="normal"/>
    </style:style>
    <style:style style:name="P9" style:family="paragraph" style:parent-style-name="Standard">
      <style:text-properties fo:font-weight="normal" officeooo:rsid="0022d087" officeooo:paragraph-rsid="0022d087" style:font-weight-asian="normal" style:font-weight-complex="normal"/>
    </style:style>
    <style:style style:name="P10" style:family="paragraph" style:parent-style-name="Standard">
      <style:text-properties officeooo:rsid="001f0e8f" officeooo:paragraph-rsid="001f0e8f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paragraph-rsid="0024325f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paragraph-rsid="0024325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5641"/>
    </style:style>
    <style:style style:name="T3" style:family="text">
      <style:text-properties officeooo:rsid="001bf9dc"/>
    </style:style>
    <style:style style:name="T4" style:family="text">
      <style:text-properties officeooo:rsid="001c20d8"/>
    </style:style>
    <style:style style:name="T5" style:family="text">
      <style:text-properties officeooo:rsid="001dd9fb"/>
    </style:style>
    <style:style style:name="T6" style:family="text">
      <style:text-properties officeooo:rsid="001e8c84"/>
    </style:style>
    <style:style style:name="T7" style:family="text">
      <style:text-properties officeooo:rsid="0024325f"/>
    </style:style>
    <style:style style:name="T8" style:family="text">
      <style:text-properties style:text-underline-style="none"/>
    </style:style>
    <style:style style:name="T9" style:family="text">
      <style:text-properties fo:font-size="13pt" style:text-underline-style="none" style:font-size-asian="13pt" style:font-size-complex="13pt"/>
    </style:style>
    <style:style style:name="T10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Ce projet est disponible sur Github à l’adresse:</text:span> </text:p>
      <text:p text:style-name="P12"><text:span text:style-name="T9"><text:s text:c="60"/></text:span><text:a xlink:type="simple" xlink:href="https://github.com/mehdi-monfort/-P5-OpenFoodFacts" text:style-name="Internet_20_link" text:visited-style-name="Visited_20_Internet_20_Link"><text:span text:style-name="T10">https://github.com/mehdi-monfort/-P5-OpenFoodFacts</text:span></text:a></text:p>
      <text:p text:style-name="P11"/>
      <text:p text:style-name="P11"/>
      <text:p text:style-name="P11">1. Ma démarche:</text:p>
      <text:p text:style-name="Standard"/>
      <text:p text:style-name="P3"/>
      <text:p text:style-name="Standard"/>
      <text:p text:style-name="P2"><text:span text:style-name="T2">1</text:span>.1. En général :</text:p>
      <text:p text:style-name="P2"/>
      <text:p text:style-name="P5"><text:s/><text:span text:style-name="T3">Le programme est constitué de :</text:span></text:p>
      <text:p text:style-name="P5"/>
      <text:p text:style-name="P5"><text:tab/>U<text:span text:style-name="T4">n fichier config.py avec la configuration de la base de données</text:span></text:p>
      <text:p text:style-name="P5"><text:s/><text:tab/><text:span text:style-name="T4">Un fichier main.py contenant le menu de l’application et ses différent choix.</text:span></text:p>
      <text:p text:style-name="P5"><text:tab/><text:span text:style-name="T4">Un dossier Database contenant les fichiers :</text:span></text:p>
      <text:p text:style-name="P5"><text:tab/><text:tab/><text:span text:style-name="T4">create.py pour la suppression et création de la base de données</text:span></text:p>
      <text:p text:style-name="P5"><text:tab/><text:tab/><text:span text:style-name="T4">filling.py permettant de remplir la base de donées</text:span></text:p>
      <text:p text:style-name="P5"><text:tab/><text:span text:style-name="T4">Un dossier SQL contenant les fichiers :</text:span></text:p>
      <text:p text:style-name="P5"><text:tab/><text:tab/><text:span text:style-name="T4">table.py avec le code SQL des différentes tables</text:span></text:p>
      <text:p text:style-name="P5"><text:tab/><text:tab/><text:span text:style-name="T4">request.py avec les différentes requêtes nécessaire à l’application</text:span></text:p>
      <text:p text:style-name="P5"/>
      <text:p text:style-name="Standard"/>
      <text:p text:style-name="P11"><text:span text:style-name="T2">2.</text:span> Difficultés :</text:p>
      <text:p text:style-name="P1"/>
      <text:p text:style-name="P8">Ma difficultés principale est de mettre le code en orienté objet, <text:span text:style-name="T6">il me resterai la main à améliorer.</text:span></text:p>
      <text:p text:style-name="P9">Mon mentor m’a aider à débloquer la situation grâce à ses explications ce qui m’a facilité la tâche par la suite et devrait se ressentir sur la suite de la formation.</text:p>
      <text:p text:style-name="P7">J’ai également eu des difficultés à faire le tri des réponse<text:span text:style-name="T5">s</text:span> de requêtes avec l’utilisation de .get</text:p>
      <text:p text:style-name="P4"/>
      <text:p text:style-name="P1"><text:span text:style-name="T2">2</text:span>.<text:span text:style-name="T7">1</text:span>. Améliorations possibles :</text:p>
      <text:p text:style-name="P1"/>
      <text:p text:style-name="P8">Modifier la main pour l’orienté objet avec une classe disposant d’une méthode pour chaque menu.</text:p>
      <text:p text:style-name="P8">Un fichier avec les différents messages d’erreur (ex : la réponse n’est pas un integer).</text:p>
      <text:p text:style-name="P9">Utilisation de Flask pour en faire une application web, cela permettreait de se rapprocher de la demande client.</text:p>
      <text:p text:style-name="Standard"/>
      <text:p text:style-name="P1">2.<text:span text:style-name="T7">2. </text:span>En particulier :</text:p>
      <text:p text:style-name="P1"/>
      <text:p text:style-name="P6">Détails de la classe Request : servant à faire les requêtes et à les trier pour les insérer dans la base.</text:p>
      <text:p text:style-name="Standard"/>
      <text:p text:style-name="P11">3. PEP8 et vérification :</text:p>
      <text:p text:style-name="P1"/>
      <text:p text:style-name="P10">La principale erreurs ressorti depuis flake8 est la longueur de ligne qui dépasse des 79 caractè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3:04:29.883571147</meta:creation-date>
    <dc:date>2020-06-11T09:45:33.616365740</dc:date>
    <meta:editing-duration>PT5H34M51S</meta:editing-duration>
    <meta:editing-cycles>12</meta:editing-cycles>
    <meta:generator>LibreOffice/6.0.7.3$Linux_X86_64 LibreOffice_project/00m0$Build-3</meta:generator>
    <dc:creator>Mehdi Monfort</dc:creator>
    <meta:document-statistic meta:table-count="0" meta:image-count="0" meta:object-count="0" meta:page-count="1" meta:paragraph-count="25" meta:word-count="261" meta:character-count="1647" meta:non-whitespace-character-count="1336"/>
  </office:meta>
</office:document-meta>
</file>